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0.54pt"/>
    </style:style>
    <style:style style:name="co2" style:family="table-column">
      <style:table-column-properties fo:break-before="auto" style:column-width="45.75pt"/>
    </style:style>
    <style:style style:name="co3" style:family="table-column">
      <style:table-column-properties fo:break-before="auto" style:column-width="50.4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27.24pt"/>
    </style:style>
    <style:style style:name="co6" style:family="table-column">
      <style:table-column-properties fo:break-before="auto" style:column-width="35.74pt"/>
    </style:style>
    <style:style style:name="co7" style:family="table-column">
      <style:table-column-properties fo:break-before="auto" style:column-width="24.69pt"/>
    </style:style>
    <style:style style:name="co8" style:family="table-column">
      <style:table-column-properties fo:break-before="auto" style:column-width="28.01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inf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old_size</text:p>
          </table:table-cell>
          <table:table-cell office:value-type="string" calcext:value-type="string">
            <text:p>new_size</text:p>
          </table:table-cell>
          <table:table-cell office:value-type="string" calcext:value-type="string">
            <text:p>operations</text:p>
          </table:table-cell>
          <table:table-cell office:value-type="string" calcext:value-type="string">
            <text:p>algo</text:p>
          </table:table-cell>
          <table:table-cell office:value-type="string" calcext:value-type="string">
            <text:p>ac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num</text:p>
          </table:table-cell>
          <table:table-cell/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string" calcext:value-type="string">
            <text:p>set_100_3_3.shan</text:p>
          </table:table-cell>
          <table:table-cell office:value-type="float" office:value="84707" calcext:value-type="float">
            <text:p>84707</text:p>
          </table:table-cell>
          <table:table-cell office:value-type="float" office:value="106511" calcext:value-type="float">
            <text:p>106511</text:p>
          </table:table-cell>
          <table:table-cell office:value-type="float" office:value="2507364" calcext:value-type="float">
            <text:p>250736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G47]" office:value-type="float" office:value="3" calcext:value-type="float">
            <text:p>3</text:p>
          </table:table-cell>
          <table:table-cell table:formula="of:=[.H47]" office:value-type="float" office:value="3" calcext:value-type="float">
            <text:p>3</text:p>
          </table:table-cell>
          <table:table-cell table:formula="of:= AVERAGE([.D47:.D49])" office:value-type="float" office:value="70677255.3333333" calcext:value-type="float">
            <text:p>70677255.3333333</text:p>
          </table:table-cell>
        </table:table-row>
        <table:table-row table:style-name="ro1">
          <table:table-cell office:value-type="string" calcext:value-type="string">
            <text:p>set_100_3_2.shan</text:p>
          </table:table-cell>
          <table:table-cell office:value-type="float" office:value="84744" calcext:value-type="float">
            <text:p>84744</text:p>
          </table:table-cell>
          <table:table-cell office:value-type="float" office:value="106512" calcext:value-type="float">
            <text:p>106512</text:p>
          </table:table-cell>
          <table:table-cell office:value-type="float" office:value="2508329" calcext:value-type="float">
            <text:p>250832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48]" office:value-type="float" office:value="3" calcext:value-type="float">
            <text:p>3</text:p>
          </table:table-cell>
          <table:table-cell table:formula="of:=[.H4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100_3_1.shan</text:p>
          </table:table-cell>
          <table:table-cell office:value-type="float" office:value="84862" calcext:value-type="float">
            <text:p>84862</text:p>
          </table:table-cell>
          <table:table-cell office:value-type="float" office:value="106515" calcext:value-type="float">
            <text:p>106515</text:p>
          </table:table-cell>
          <table:table-cell office:value-type="float" office:value="2511403" calcext:value-type="float">
            <text:p>251140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49]" office:value-type="float" office:value="3" calcext:value-type="float">
            <text:p>3</text:p>
          </table:table-cell>
          <table:table-cell table:formula="of:=[.H49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100_2_3.shan</text:p>
          </table:table-cell>
          <table:table-cell office:value-type="float" office:value="77365" calcext:value-type="float">
            <text:p>77365</text:p>
          </table:table-cell>
          <table:table-cell office:value-type="float" office:value="106515" calcext:value-type="float">
            <text:p>106515</text:p>
          </table:table-cell>
          <table:table-cell office:value-type="float" office:value="2319414" calcext:value-type="float">
            <text:p>231941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50]" office:value-type="float" office:value="3" calcext:value-type="float">
            <text:p>3</text:p>
          </table:table-cell>
          <table:table-cell table:formula="of:=[.H50]" office:value-type="float" office:value="2" calcext:value-type="float">
            <text:p>2</text:p>
          </table:table-cell>
          <table:table-cell table:formula="of:= AVERAGE([.D50:.D52])" office:value-type="float" office:value="65289268.6666667" calcext:value-type="float">
            <text:p>65289268.6666667</text:p>
          </table:table-cell>
        </table:table-row>
        <table:table-row table:style-name="ro1">
          <table:table-cell office:value-type="string" calcext:value-type="string">
            <text:p>set_100_2_2.shan</text:p>
          </table:table-cell>
          <table:table-cell office:value-type="float" office:value="77283" calcext:value-type="float">
            <text:p>77283</text:p>
          </table:table-cell>
          <table:table-cell office:value-type="float" office:value="106514" calcext:value-type="float">
            <text:p>106514</text:p>
          </table:table-cell>
          <table:table-cell office:value-type="float" office:value="2317276" calcext:value-type="float">
            <text:p>231727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G51]" office:value-type="float" office:value="3" calcext:value-type="float">
            <text:p>3</text:p>
          </table:table-cell>
          <table:table-cell table:formula="of:=[.H5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100_2_1.shan</text:p>
          </table:table-cell>
          <table:table-cell office:value-type="float" office:value="77254" calcext:value-type="float">
            <text:p>77254</text:p>
          </table:table-cell>
          <table:table-cell office:value-type="float" office:value="106513" calcext:value-type="float">
            <text:p>106513</text:p>
          </table:table-cell>
          <table:table-cell office:value-type="float" office:value="2316522" calcext:value-type="float">
            <text:p>231652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2]" office:value-type="float" office:value="3" calcext:value-type="float">
            <text:p>3</text:p>
          </table:table-cell>
          <table:table-cell table:formula="of:=[.H52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100_1_3.shan</text:p>
          </table:table-cell>
          <table:table-cell office:value-type="float" office:value="77715" calcext:value-type="float">
            <text:p>77715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4542" calcext:value-type="float">
            <text:p>233454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53]" office:value-type="float" office:value="3" calcext:value-type="float">
            <text:p>3</text:p>
          </table:table-cell>
          <table:table-cell table:formula="of:=[.H53]" office:value-type="float" office:value="1" calcext:value-type="float">
            <text:p>1</text:p>
          </table:table-cell>
          <table:table-cell table:formula="of:= AVERAGE([.D53:.D55])" office:value-type="float" office:value="65848609.6666667" calcext:value-type="float">
            <text:p>65848609.6666667</text:p>
          </table:table-cell>
        </table:table-row>
        <table:table-row table:style-name="ro1">
          <table:table-cell office:value-type="string" calcext:value-type="string">
            <text:p>set_100_1_2.shan</text:p>
          </table:table-cell>
          <table:table-cell office:value-type="float" office:value="77718" calcext:value-type="float">
            <text:p>77718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4605" calcext:value-type="float">
            <text:p>233460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54]" office:value-type="float" office:value="3" calcext:value-type="float">
            <text:p>3</text:p>
          </table:table-cell>
          <table:table-cell table:formula="of:=[.H5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100_1_1.shan</text:p>
          </table:table-cell>
          <table:table-cell office:value-type="float" office:value="77717" calcext:value-type="float">
            <text:p>77717</text:p>
          </table:table-cell>
          <table:table-cell office:value-type="float" office:value="106509" calcext:value-type="float">
            <text:p>106509</text:p>
          </table:table-cell>
          <table:table-cell office:value-type="float" office:value="2334582" calcext:value-type="float">
            <text:p>233458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55]" office:value-type="float" office:value="3" calcext:value-type="float">
            <text:p>3</text:p>
          </table:table-cell>
          <table:table-cell table:formula="of:=[.H55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80_3_3.shan</text:p>
          </table:table-cell>
          <table:table-cell office:value-type="float" office:value="65362" calcext:value-type="float">
            <text:p>65362</text:p>
          </table:table-cell>
          <table:table-cell office:value-type="float" office:value="81933" calcext:value-type="float">
            <text:p>81933</text:p>
          </table:table-cell>
          <table:table-cell office:value-type="float" office:value="1930642" calcext:value-type="float">
            <text:p>193064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G56]" office:value-type="float" office:value="2" calcext:value-type="float">
            <text:p>2</text:p>
          </table:table-cell>
          <table:table-cell table:formula="of:=[.H56]" office:value-type="float" office:value="3" calcext:value-type="float">
            <text:p>3</text:p>
          </table:table-cell>
          <table:table-cell table:formula="of:= AVERAGE([.D56:.D58])" office:value-type="float" office:value="47177505.6666667" calcext:value-type="float">
            <text:p>47177505.6666667</text:p>
          </table:table-cell>
        </table:table-row>
        <table:table-row table:style-name="ro1">
          <table:table-cell office:value-type="string" calcext:value-type="string">
            <text:p>set_80_3_2.shan</text:p>
          </table:table-cell>
          <table:table-cell office:value-type="float" office:value="65434" calcext:value-type="float">
            <text:p>65434</text:p>
          </table:table-cell>
          <table:table-cell office:value-type="float" office:value="81935" calcext:value-type="float">
            <text:p>81935</text:p>
          </table:table-cell>
          <table:table-cell office:value-type="float" office:value="1932526" calcext:value-type="float">
            <text:p>193252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57]" office:value-type="float" office:value="2" calcext:value-type="float">
            <text:p>2</text:p>
          </table:table-cell>
          <table:table-cell table:formula="of:=[.H5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80_3_1.shan</text:p>
          </table:table-cell>
          <table:table-cell office:value-type="float" office:value="65315" calcext:value-type="float">
            <text:p>65315</text:p>
          </table:table-cell>
          <table:table-cell office:value-type="float" office:value="81931" calcext:value-type="float">
            <text:p>81931</text:p>
          </table:table-cell>
          <table:table-cell office:value-type="float" office:value="1929417" calcext:value-type="float">
            <text:p>192941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58]" office:value-type="float" office:value="2" calcext:value-type="float">
            <text:p>2</text:p>
          </table:table-cell>
          <table:table-cell table:formula="of:=[.H58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80_2_3.shan</text:p>
          </table:table-cell>
          <table:table-cell office:value-type="float" office:value="59518" calcext:value-type="float">
            <text:p>59518</text:p>
          </table:table-cell>
          <table:table-cell office:value-type="float" office:value="81934" calcext:value-type="float">
            <text:p>81934</text:p>
          </table:table-cell>
          <table:table-cell office:value-type="float" office:value="1781658" calcext:value-type="float">
            <text:p>178165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59]" office:value-type="float" office:value="2" calcext:value-type="float">
            <text:p>2</text:p>
          </table:table-cell>
          <table:table-cell table:formula="of:=[.H59]" office:value-type="float" office:value="2" calcext:value-type="float">
            <text:p>2</text:p>
          </table:table-cell>
          <table:table-cell table:formula="of:= AVERAGE([.D59:.D61])" office:value-type="float" office:value="43588697" calcext:value-type="float">
            <text:p>43588697</text:p>
          </table:table-cell>
        </table:table-row>
        <table:table-row table:style-name="ro1">
          <table:table-cell office:value-type="string" calcext:value-type="string">
            <text:p>set_80_2_2.shan</text:p>
          </table:table-cell>
          <table:table-cell office:value-type="float" office:value="59538" calcext:value-type="float">
            <text:p>59538</text:p>
          </table:table-cell>
          <table:table-cell office:value-type="float" office:value="81934" calcext:value-type="float">
            <text:p>81934</text:p>
          </table:table-cell>
          <table:table-cell office:value-type="float" office:value="1782172" calcext:value-type="float">
            <text:p>178217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G60]" office:value-type="float" office:value="2" calcext:value-type="float">
            <text:p>2</text:p>
          </table:table-cell>
          <table:table-cell table:formula="of:=[.H6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80_2_1.shan</text:p>
          </table:table-cell>
          <table:table-cell office:value-type="float" office:value="59562" calcext:value-type="float">
            <text:p>59562</text:p>
          </table:table-cell>
          <table:table-cell office:value-type="float" office:value="81935" calcext:value-type="float">
            <text:p>81935</text:p>
          </table:table-cell>
          <table:table-cell office:value-type="float" office:value="1782811" calcext:value-type="float">
            <text:p>178281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1]" office:value-type="float" office:value="2" calcext:value-type="float">
            <text:p>2</text:p>
          </table:table-cell>
          <table:table-cell table:formula="of:=[.H61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80_1_3.shan</text:p>
          </table:table-cell>
          <table:table-cell office:value-type="float" office:value="59854" calcext:value-type="float">
            <text:p>59854</text:p>
          </table:table-cell>
          <table:table-cell office:value-type="float" office:value="81930" calcext:value-type="float">
            <text:p>81930</text:p>
          </table:table-cell>
          <table:table-cell office:value-type="float" office:value="1796404" calcext:value-type="float">
            <text:p>179640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62]" office:value-type="float" office:value="2" calcext:value-type="float">
            <text:p>2</text:p>
          </table:table-cell>
          <table:table-cell table:formula="of:=[.H62]" office:value-type="float" office:value="1" calcext:value-type="float">
            <text:p>1</text:p>
          </table:table-cell>
          <table:table-cell table:formula="of:= AVERAGE([.D62:.D64])" office:value-type="float" office:value="43959942" calcext:value-type="float">
            <text:p>43959942</text:p>
          </table:table-cell>
        </table:table-row>
        <table:table-row table:style-name="ro1">
          <table:table-cell office:value-type="string" calcext:value-type="string">
            <text:p>set_80_1_2.shan</text:p>
          </table:table-cell>
          <table:table-cell office:value-type="float" office:value="59855" calcext:value-type="float">
            <text:p>59855</text:p>
          </table:table-cell>
          <table:table-cell office:value-type="float" office:value="81930" calcext:value-type="float">
            <text:p>81930</text:p>
          </table:table-cell>
          <table:table-cell office:value-type="float" office:value="1796433" calcext:value-type="float">
            <text:p>179643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63]" office:value-type="float" office:value="2" calcext:value-type="float">
            <text:p>2</text:p>
          </table:table-cell>
          <table:table-cell table:formula="of:=[.H6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80_1_1.shan</text:p>
          </table:table-cell>
          <table:table-cell office:value-type="float" office:value="59846" calcext:value-type="float">
            <text:p>59846</text:p>
          </table:table-cell>
          <table:table-cell office:value-type="float" office:value="81930" calcext:value-type="float">
            <text:p>81930</text:p>
          </table:table-cell>
          <table:table-cell office:value-type="float" office:value="1796217" calcext:value-type="float">
            <text:p>179621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64]" office:value-type="float" office:value="2" calcext:value-type="float">
            <text:p>2</text:p>
          </table:table-cell>
          <table:table-cell table:formula="of:=[.H64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60_3_3.shan</text:p>
          </table:table-cell>
          <table:table-cell office:value-type="float" office:value="52434" calcext:value-type="float">
            <text:p>52434</text:p>
          </table:table-cell>
          <table:table-cell office:value-type="float" office:value="65548" calcext:value-type="float">
            <text:p>65548</text:p>
          </table:table-cell>
          <table:table-cell office:value-type="float" office:value="1545356" calcext:value-type="float">
            <text:p>154535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G65]" office:value-type="float" office:value="1" calcext:value-type="float">
            <text:p>1</text:p>
          </table:table-cell>
          <table:table-cell table:formula="of:=[.H65]" office:value-type="float" office:value="3" calcext:value-type="float">
            <text:p>3</text:p>
          </table:table-cell>
          <table:table-cell table:formula="of:= AVERAGE([.D65:.D67])" office:value-type="float" office:value="23688545.3333333" calcext:value-type="float">
            <text:p>23688545.3333333</text:p>
          </table:table-cell>
        </table:table-row>
        <table:table-row table:style-name="ro1">
          <table:table-cell office:value-type="string" calcext:value-type="string">
            <text:p>set_60_3_2.shan</text:p>
          </table:table-cell>
          <table:table-cell office:value-type="float" office:value="52395" calcext:value-type="float">
            <text:p>52395</text:p>
          </table:table-cell>
          <table:table-cell office:value-type="float" office:value="65545" calcext:value-type="float">
            <text:p>65545</text:p>
          </table:table-cell>
          <table:table-cell office:value-type="float" office:value="1544333" calcext:value-type="float">
            <text:p>154433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66]" office:value-type="float" office:value="1" calcext:value-type="float">
            <text:p>1</text:p>
          </table:table-cell>
          <table:table-cell table:formula="of:=[.H66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60_3_1.shan</text:p>
          </table:table-cell>
          <table:table-cell office:value-type="float" office:value="52405" calcext:value-type="float">
            <text:p>52405</text:p>
          </table:table-cell>
          <table:table-cell office:value-type="float" office:value="65547" calcext:value-type="float">
            <text:p>65547</text:p>
          </table:table-cell>
          <table:table-cell office:value-type="float" office:value="1544599" calcext:value-type="float">
            <text:p>154459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67]" office:value-type="float" office:value="1" calcext:value-type="float">
            <text:p>1</text:p>
          </table:table-cell>
          <table:table-cell table:formula="of:=[.H67]"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string" calcext:value-type="string">
            <text:p>set_60_2_3.shan</text:p>
          </table:table-cell>
          <table:table-cell office:value-type="float" office:value="47768" calcext:value-type="float">
            <text:p>47768</text:p>
          </table:table-cell>
          <table:table-cell office:value-type="float" office:value="65548" calcext:value-type="float">
            <text:p>65548</text:p>
          </table:table-cell>
          <table:table-cell office:value-type="float" office:value="1426997" calcext:value-type="float">
            <text:p>142699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68]" office:value-type="float" office:value="1" calcext:value-type="float">
            <text:p>1</text:p>
          </table:table-cell>
          <table:table-cell table:formula="of:=[.H68]" office:value-type="float" office:value="2" calcext:value-type="float">
            <text:p>2</text:p>
          </table:table-cell>
          <table:table-cell table:formula="of:= AVERAGE([.D68:.D70])" office:value-type="float" office:value="21883470.6666667" calcext:value-type="float">
            <text:p>21883470.6666667</text:p>
          </table:table-cell>
        </table:table-row>
        <table:table-row table:style-name="ro1">
          <table:table-cell office:value-type="string" calcext:value-type="string">
            <text:p>set_60_2_2.shan</text:p>
          </table:table-cell>
          <table:table-cell office:value-type="float" office:value="47851" calcext:value-type="float">
            <text:p>47851</text:p>
          </table:table-cell>
          <table:table-cell office:value-type="float" office:value="65550" calcext:value-type="float">
            <text:p>65550</text:p>
          </table:table-cell>
          <table:table-cell office:value-type="float" office:value="1429152" calcext:value-type="float">
            <text:p>142915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2" calcext:value-type="float">
            <text:p>2</text:p>
          </table:table-cell>
          <table:table-cell/>
          <table:table-cell table:formula="of:=[.G69]" office:value-type="float" office:value="1" calcext:value-type="float">
            <text:p>1</text:p>
          </table:table-cell>
          <table:table-cell table:formula="of:=[.H69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60_2_1.shan</text:p>
          </table:table-cell>
          <table:table-cell office:value-type="float" office:value="47818" calcext:value-type="float">
            <text:p>47818</text:p>
          </table:table-cell>
          <table:table-cell office:value-type="float" office:value="65547" calcext:value-type="float">
            <text:p>65547</text:p>
          </table:table-cell>
          <table:table-cell office:value-type="float" office:value="1428297" calcext:value-type="float">
            <text:p>142829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G70]" office:value-type="float" office:value="1" calcext:value-type="float">
            <text:p>1</text:p>
          </table:table-cell>
          <table:table-cell table:formula="of:=[.H70]"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set_60_1_3.shan</text:p>
          </table:table-cell>
          <table:table-cell office:value-type="float" office:value="47938" calcext:value-type="float">
            <text:p>47938</text:p>
          </table:table-cell>
          <table:table-cell office:value-type="float" office:value="65544" calcext:value-type="float">
            <text:p>65544</text:p>
          </table:table-cell>
          <table:table-cell office:value-type="float" office:value="1437430" calcext:value-type="float">
            <text:p>143743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formula="of:=[.G71]" office:value-type="float" office:value="1" calcext:value-type="float">
            <text:p>1</text:p>
          </table:table-cell>
          <table:table-cell table:formula="of:=[.H71]" office:value-type="float" office:value="1" calcext:value-type="float">
            <text:p>1</text:p>
          </table:table-cell>
          <table:table-cell table:formula="of:= AVERAGE([.D71:.D73])" office:value-type="float" office:value="22070895.3333333" calcext:value-type="float">
            <text:p>22070895.3333333</text:p>
          </table:table-cell>
        </table:table-row>
        <table:table-row table:style-name="ro1">
          <table:table-cell office:value-type="string" calcext:value-type="string">
            <text:p>set_60_1_2.shan</text:p>
          </table:table-cell>
          <table:table-cell office:value-type="float" office:value="47936" calcext:value-type="float">
            <text:p>47936</text:p>
          </table:table-cell>
          <table:table-cell office:value-type="float" office:value="65544" calcext:value-type="float">
            <text:p>65544</text:p>
          </table:table-cell>
          <table:table-cell office:value-type="float" office:value="1437396" calcext:value-type="float">
            <text:p>143739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G72]" office:value-type="float" office:value="1" calcext:value-type="float">
            <text:p>1</text:p>
          </table:table-cell>
          <table:table-cell table:formula="of:=[.H72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60_1_1.shan</text:p>
          </table:table-cell>
          <table:table-cell office:value-type="float" office:value="47936" calcext:value-type="float">
            <text:p>47936</text:p>
          </table:table-cell>
          <table:table-cell office:value-type="float" office:value="65544" calcext:value-type="float">
            <text:p>65544</text:p>
          </table:table-cell>
          <table:table-cell office:value-type="float" office:value="1437378" calcext:value-type="float">
            <text:p>143737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table:formula="of:=[.G73]" office:value-type="float" office:value="1" calcext:value-type="float">
            <text:p>1</text:p>
          </table:table-cell>
          <table:table-cell table:formula="of:=[.H73]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set_40_3_3.shan</text:p>
          </table:table-cell>
          <table:table-cell office:value-type="float" office:value="33020" calcext:value-type="float">
            <text:p>33020</text:p>
          </table:table-cell>
          <table:table-cell office:value-type="float" office:value="40966" calcext:value-type="float">
            <text:p>40966</text:p>
          </table:table-cell>
          <table:table-cell office:value-type="float" office:value="966867" calcext:value-type="float">
            <text:p>96686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40_3_2.shan</text:p>
          </table:table-cell>
          <table:table-cell office:value-type="float" office:value="33072" calcext:value-type="float">
            <text:p>33072</text:p>
          </table:table-cell>
          <table:table-cell office:value-type="float" office:value="40966" calcext:value-type="float">
            <text:p>40966</text:p>
          </table:table-cell>
          <table:table-cell office:value-type="float" office:value="968198" calcext:value-type="float">
            <text:p>96819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40_3_1.shan</text:p>
          </table:table-cell>
          <table:table-cell office:value-type="float" office:value="33034" calcext:value-type="float">
            <text:p>33034</text:p>
          </table:table-cell>
          <table:table-cell office:value-type="float" office:value="40968" calcext:value-type="float">
            <text:p>40968</text:p>
          </table:table-cell>
          <table:table-cell office:value-type="float" office:value="967216" calcext:value-type="float">
            <text:p>96721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40_2_3.shan</text:p>
          </table:table-cell>
          <table:table-cell office:value-type="float" office:value="30093" calcext:value-type="float">
            <text:p>30093</text:p>
          </table:table-cell>
          <table:table-cell office:value-type="float" office:value="40966" calcext:value-type="float">
            <text:p>40966</text:p>
          </table:table-cell>
          <table:table-cell office:value-type="float" office:value="893694" calcext:value-type="float">
            <text:p>89369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40_2_2.shan</text:p>
          </table:table-cell>
          <table:table-cell office:value-type="float" office:value="30068" calcext:value-type="float">
            <text:p>30068</text:p>
          </table:table-cell>
          <table:table-cell office:value-type="float" office:value="40965" calcext:value-type="float">
            <text:p>40965</text:p>
          </table:table-cell>
          <table:table-cell office:value-type="float" office:value="893044" calcext:value-type="float">
            <text:p>89304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40_2_1.shan</text:p>
          </table:table-cell>
          <table:table-cell office:value-type="float" office:value="30083" calcext:value-type="float">
            <text:p>30083</text:p>
          </table:table-cell>
          <table:table-cell office:value-type="float" office:value="40967" calcext:value-type="float">
            <text:p>40967</text:p>
          </table:table-cell>
          <table:table-cell office:value-type="float" office:value="893452" calcext:value-type="float">
            <text:p>89345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40_1_3.shan</text:p>
          </table:table-cell>
          <table:table-cell office:value-type="float" office:value="30068" calcext:value-type="float">
            <text:p>30068</text:p>
          </table:table-cell>
          <table:table-cell office:value-type="float" office:value="40965" calcext:value-type="float">
            <text:p>40965</text:p>
          </table:table-cell>
          <table:table-cell office:value-type="float" office:value="899091" calcext:value-type="float">
            <text:p>89909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40_1_2.shan</text:p>
          </table:table-cell>
          <table:table-cell office:value-type="float" office:value="30071" calcext:value-type="float">
            <text:p>30071</text:p>
          </table:table-cell>
          <table:table-cell office:value-type="float" office:value="40965" calcext:value-type="float">
            <text:p>40965</text:p>
          </table:table-cell>
          <table:table-cell office:value-type="float" office:value="899172" calcext:value-type="float">
            <text:p>89917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40_1_1.shan</text:p>
          </table:table-cell>
          <table:table-cell office:value-type="float" office:value="30069" calcext:value-type="float">
            <text:p>30069</text:p>
          </table:table-cell>
          <table:table-cell office:value-type="float" office:value="40965" calcext:value-type="float">
            <text:p>40965</text:p>
          </table:table-cell>
          <table:table-cell office:value-type="float" office:value="899114" calcext:value-type="float">
            <text:p>89911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0_3_3.shan</text:p>
          </table:table-cell>
          <table:table-cell office:value-type="float" office:value="20111" calcext:value-type="float">
            <text:p>20111</text:p>
          </table:table-cell>
          <table:table-cell office:value-type="float" office:value="24579" calcext:value-type="float">
            <text:p>24579</text:p>
          </table:table-cell>
          <table:table-cell office:value-type="float" office:value="582057" calcext:value-type="float">
            <text:p>58205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0_3_2.shan</text:p>
          </table:table-cell>
          <table:table-cell office:value-type="float" office:value="20109" calcext:value-type="float">
            <text:p>20109</text:p>
          </table:table-cell>
          <table:table-cell office:value-type="float" office:value="24580" calcext:value-type="float">
            <text:p>24580</text:p>
          </table:table-cell>
          <table:table-cell office:value-type="float" office:value="582023" calcext:value-type="float">
            <text:p>58202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0_3_1.shan</text:p>
          </table:table-cell>
          <table:table-cell office:value-type="float" office:value="20173" calcext:value-type="float">
            <text:p>20173</text:p>
          </table:table-cell>
          <table:table-cell office:value-type="float" office:value="24580" calcext:value-type="float">
            <text:p>24580</text:p>
          </table:table-cell>
          <table:table-cell office:value-type="float" office:value="583675" calcext:value-type="float">
            <text:p>58367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0_2_3.shan</text:p>
          </table:table-cell>
          <table:table-cell office:value-type="float" office:value="18236" calcext:value-type="float">
            <text:p>18236</text:p>
          </table:table-cell>
          <table:table-cell office:value-type="float" office:value="24582" calcext:value-type="float">
            <text:p>24582</text:p>
          </table:table-cell>
          <table:table-cell office:value-type="float" office:value="536264" calcext:value-type="float">
            <text:p>53626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0_2_2.shan</text:p>
          </table:table-cell>
          <table:table-cell office:value-type="float" office:value="18348" calcext:value-type="float">
            <text:p>18348</text:p>
          </table:table-cell>
          <table:table-cell office:value-type="float" office:value="24581" calcext:value-type="float">
            <text:p>24581</text:p>
          </table:table-cell>
          <table:table-cell office:value-type="float" office:value="539190" calcext:value-type="float">
            <text:p>53919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0_2_1.shan</text:p>
          </table:table-cell>
          <table:table-cell office:value-type="float" office:value="18250" calcext:value-type="float">
            <text:p>18250</text:p>
          </table:table-cell>
          <table:table-cell office:value-type="float" office:value="24581" calcext:value-type="float">
            <text:p>24581</text:p>
          </table:table-cell>
          <table:table-cell office:value-type="float" office:value="536622" calcext:value-type="float">
            <text:p>53662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0_1_3.shan</text:p>
          </table:table-cell>
          <table:table-cell office:value-type="float" office:value="18156" calcext:value-type="float">
            <text:p>18156</text:p>
          </table:table-cell>
          <table:table-cell office:value-type="float" office:value="24579" calcext:value-type="float">
            <text:p>24579</text:p>
          </table:table-cell>
          <table:table-cell office:value-type="float" office:value="540212" calcext:value-type="float">
            <text:p>54021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0_1_2.shan</text:p>
          </table:table-cell>
          <table:table-cell office:value-type="float" office:value="18150" calcext:value-type="float">
            <text:p>18150</text:p>
          </table:table-cell>
          <table:table-cell office:value-type="float" office:value="24579" calcext:value-type="float">
            <text:p>24579</text:p>
          </table:table-cell>
          <table:table-cell office:value-type="float" office:value="540062" calcext:value-type="float">
            <text:p>54006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0_1_1.shan</text:p>
          </table:table-cell>
          <table:table-cell office:value-type="float" office:value="18156" calcext:value-type="float">
            <text:p>18156</text:p>
          </table:table-cell>
          <table:table-cell office:value-type="float" office:value="24579" calcext:value-type="float">
            <text:p>24579</text:p>
          </table:table-cell>
          <table:table-cell office:value-type="float" office:value="540221" calcext:value-type="float">
            <text:p>54022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3_3_3.shan</text:p>
          </table:table-cell>
          <table:table-cell office:value-type="float" office:value="2372171" calcext:value-type="float">
            <text:p>2372171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70682727" calcext:value-type="float">
            <text:p>7068272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3_3_2.shan</text:p>
          </table:table-cell>
          <table:table-cell office:value-type="float" office:value="2371608" calcext:value-type="float">
            <text:p>2371608</text:p>
          </table:table-cell>
          <table:table-cell office:value-type="float" office:value="3006949" calcext:value-type="float">
            <text:p>3006949</text:p>
          </table:table-cell>
          <table:table-cell office:value-type="float" office:value="70668083" calcext:value-type="float">
            <text:p>70668083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3_3_1.shan</text:p>
          </table:table-cell>
          <table:table-cell office:value-type="float" office:value="2372103" calcext:value-type="float">
            <text:p>2372103</text:p>
          </table:table-cell>
          <table:table-cell office:value-type="float" office:value="3006948" calcext:value-type="float">
            <text:p>3006948</text:p>
          </table:table-cell>
          <table:table-cell office:value-type="float" office:value="70680956" calcext:value-type="float">
            <text:p>7068095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3_2_3.shan</text:p>
          </table:table-cell>
          <table:table-cell office:value-type="float" office:value="2164563" calcext:value-type="float">
            <text:p>2164563</text:p>
          </table:table-cell>
          <table:table-cell office:value-type="float" office:value="3006953" calcext:value-type="float">
            <text:p>3006953</text:p>
          </table:table-cell>
          <table:table-cell office:value-type="float" office:value="65287879" calcext:value-type="float">
            <text:p>6528787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3_2_2.shan</text:p>
          </table:table-cell>
          <table:table-cell office:value-type="float" office:value="2164566" calcext:value-type="float">
            <text:p>2164566</text:p>
          </table:table-cell>
          <table:table-cell office:value-type="float" office:value="3006960" calcext:value-type="float">
            <text:p>3006960</text:p>
          </table:table-cell>
          <table:table-cell office:value-type="float" office:value="65287990" calcext:value-type="float">
            <text:p>6528799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3_2_1.shan</text:p>
          </table:table-cell>
          <table:table-cell office:value-type="float" office:value="2164717" calcext:value-type="float">
            <text:p>2164717</text:p>
          </table:table-cell>
          <table:table-cell office:value-type="float" office:value="3006972" calcext:value-type="float">
            <text:p>3006972</text:p>
          </table:table-cell>
          <table:table-cell office:value-type="float" office:value="65291937" calcext:value-type="float">
            <text:p>6529193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3_1_3.shan</text:p>
          </table:table-cell>
          <table:table-cell office:value-type="float" office:value="2185907" calcext:value-type="float">
            <text:p>2185907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48500" calcext:value-type="float">
            <text:p>6584850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3_1_2.shan</text:p>
          </table:table-cell>
          <table:table-cell office:value-type="float" office:value="2185927" calcext:value-type="float">
            <text:p>2185927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49008" calcext:value-type="float">
            <text:p>6584900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3_1_1.shan</text:p>
          </table:table-cell>
          <table:table-cell office:value-type="float" office:value="2185900" calcext:value-type="float">
            <text:p>2185900</text:p>
          </table:table-cell>
          <table:table-cell office:value-type="float" office:value="3006831" calcext:value-type="float">
            <text:p>3006831</text:p>
          </table:table-cell>
          <table:table-cell office:value-type="float" office:value="65848321" calcext:value-type="float">
            <text:p>6584832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_3_3.shan</text:p>
          </table:table-cell>
          <table:table-cell office:value-type="float" office:value="1583317" calcext:value-type="float">
            <text:p>1583317</text:p>
          </table:table-cell>
          <table:table-cell office:value-type="float" office:value="2007357" calcext:value-type="float">
            <text:p>2007357</text:p>
          </table:table-cell>
          <table:table-cell office:value-type="float" office:value="47173741" calcext:value-type="float">
            <text:p>47173741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_3_2.shan</text:p>
          </table:table-cell>
          <table:table-cell office:value-type="float" office:value="1583647" calcext:value-type="float">
            <text:p>1583647</text:p>
          </table:table-cell>
          <table:table-cell office:value-type="float" office:value="2007351" calcext:value-type="float">
            <text:p>2007351</text:p>
          </table:table-cell>
          <table:table-cell office:value-type="float" office:value="47182312" calcext:value-type="float">
            <text:p>47182312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_3_1.shan</text:p>
          </table:table-cell>
          <table:table-cell office:value-type="float" office:value="1583423" calcext:value-type="float">
            <text:p>1583423</text:p>
          </table:table-cell>
          <table:table-cell office:value-type="float" office:value="2007341" calcext:value-type="float">
            <text:p>2007341</text:p>
          </table:table-cell>
          <table:table-cell office:value-type="float" office:value="47176464" calcext:value-type="float">
            <text:p>4717646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_2_3.shan</text:p>
          </table:table-cell>
          <table:table-cell office:value-type="float" office:value="1445384" calcext:value-type="float">
            <text:p>1445384</text:p>
          </table:table-cell>
          <table:table-cell office:value-type="float" office:value="2007383" calcext:value-type="float">
            <text:p>2007383</text:p>
          </table:table-cell>
          <table:table-cell office:value-type="float" office:value="43590509" calcext:value-type="float">
            <text:p>43590509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_2_2.shan</text:p>
          </table:table-cell>
          <table:table-cell office:value-type="float" office:value="1445461" calcext:value-type="float">
            <text:p>1445461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43592484" calcext:value-type="float">
            <text:p>4359248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_2_1.shan</text:p>
          </table:table-cell>
          <table:table-cell office:value-type="float" office:value="1445100" calcext:value-type="float">
            <text:p>1445100</text:p>
          </table:table-cell>
          <table:table-cell office:value-type="float" office:value="2007374" calcext:value-type="float">
            <text:p>2007374</text:p>
          </table:table-cell>
          <table:table-cell office:value-type="float" office:value="43583098" calcext:value-type="float">
            <text:p>4358309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_1_3.shan</text:p>
          </table:table-cell>
          <table:table-cell office:value-type="float" office:value="1459365" calcext:value-type="float">
            <text:p>1459365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59764" calcext:value-type="float">
            <text:p>4395976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_1_2.shan</text:p>
          </table:table-cell>
          <table:table-cell office:value-type="float" office:value="1459380" calcext:value-type="float">
            <text:p>1459380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60145" calcext:value-type="float">
            <text:p>4396014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2_1_1.shan</text:p>
          </table:table-cell>
          <table:table-cell office:value-type="float" office:value="1459371" calcext:value-type="float">
            <text:p>1459371</text:p>
          </table:table-cell>
          <table:table-cell office:value-type="float" office:value="2007285" calcext:value-type="float">
            <text:p>2007285</text:p>
          </table:table-cell>
          <table:table-cell office:value-type="float" office:value="43959917" calcext:value-type="float">
            <text:p>43959917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_3_3.shan</text:p>
          </table:table-cell>
          <table:table-cell office:value-type="float" office:value="795279" calcext:value-type="float">
            <text:p>795279</text:p>
          </table:table-cell>
          <table:table-cell office:value-type="float" office:value="1007769" calcext:value-type="float">
            <text:p>1007769</text:p>
          </table:table-cell>
          <table:table-cell office:value-type="float" office:value="23685998" calcext:value-type="float">
            <text:p>2368599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_3_2.shan</text:p>
          </table:table-cell>
          <table:table-cell office:value-type="float" office:value="795281" calcext:value-type="float">
            <text:p>795281</text:p>
          </table:table-cell>
          <table:table-cell office:value-type="float" office:value="1007767" calcext:value-type="float">
            <text:p>1007767</text:p>
          </table:table-cell>
          <table:table-cell office:value-type="float" office:value="23686038" calcext:value-type="float">
            <text:p>2368603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_3_1.shan</text:p>
          </table:table-cell>
          <table:table-cell office:value-type="float" office:value="795570" calcext:value-type="float">
            <text:p>795570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23693600" calcext:value-type="float">
            <text:p>2369360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_2_3.shan</text:p>
          </table:table-cell>
          <table:table-cell office:value-type="float" office:value="725948" calcext:value-type="float">
            <text:p>725948</text:p>
          </table:table-cell>
          <table:table-cell office:value-type="float" office:value="1007768" calcext:value-type="float">
            <text:p>1007768</text:p>
          </table:table-cell>
          <table:table-cell office:value-type="float" office:value="21886328" calcext:value-type="float">
            <text:p>21886328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_2_2.shan</text:p>
          </table:table-cell>
          <table:table-cell office:value-type="float" office:value="725833" calcext:value-type="float">
            <text:p>725833</text:p>
          </table:table-cell>
          <table:table-cell office:value-type="float" office:value="1007781" calcext:value-type="float">
            <text:p>1007781</text:p>
          </table:table-cell>
          <table:table-cell office:value-type="float" office:value="21883380" calcext:value-type="float">
            <text:p>21883380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_2_1.shan</text:p>
          </table:table-cell>
          <table:table-cell office:value-type="float" office:value="725731" calcext:value-type="float">
            <text:p>725731</text:p>
          </table:table-cell>
          <table:table-cell office:value-type="float" office:value="1007773" calcext:value-type="float">
            <text:p>1007773</text:p>
          </table:table-cell>
          <table:table-cell office:value-type="float" office:value="21880704" calcext:value-type="float">
            <text:p>21880704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_1_3.shan</text:p>
          </table:table-cell>
          <table:table-cell office:value-type="float" office:value="732816" calcext:value-type="float">
            <text:p>732816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70855" calcext:value-type="float">
            <text:p>2207085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_1_2.shan</text:p>
          </table:table-cell>
          <table:table-cell office:value-type="float" office:value="732816" calcext:value-type="float">
            <text:p>732816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70855" calcext:value-type="float">
            <text:p>22070855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et_1_1_1.shan</text:p>
          </table:table-cell>
          <table:table-cell office:value-type="float" office:value="732821" calcext:value-type="float">
            <text:p>732821</text:p>
          </table:table-cell>
          <table:table-cell office:value-type="float" office:value="1007739" calcext:value-type="float">
            <text:p>1007739</text:p>
          </table:table-cell>
          <table:table-cell office:value-type="float" office:value="22070976" calcext:value-type="float">
            <text:p>22070976</text:p>
          </table:table-cell>
          <table:table-cell office:value-type="string" calcext:value-type="string">
            <text:p>shan</text:p>
          </table:table-cell>
          <table:table-cell office:value-type="string" calcext:value-type="string">
            <text:p>d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/>
        </table:table-row>
      </table:table>
      <table:table table:name="Sheet2" table:style-name="ta1">
        <table:shapes>
          <draw:frame draw:z-index="0" draw:style-name="gr1" draw:text-style-name="P1" svg:width="329.39pt" svg:height="230.4pt" svg:x="320pt" svg:y="0pt">
            <loext:p draw:notify-on-update-of-ranges="Sheet2.A1:Sheet2.A3 Sheet2.B2:Sheet2.B2 Sheet2.C2:Sheet2.C6 Sheet2.A2:Sheet2.A6 Sheet2.B7:Sheet2.B7 Sheet2.C7:Sheet2.C11 Sheet2.A7:Sheet2.A11 Sheet2.B12:Sheet2.B12 Sheet2.C12:Sheet2.C16 Sheet2.A12:Sheet2.A1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2509032" calcext:value-type="float">
            <text:p>2509032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office:value-type="float" office:value="1930861.66666667" calcext:value-type="float">
            <text:p>1930861.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office:value-type="float" office:value="1544762.66666667" calcext:value-type="float">
            <text:p>1544762.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3" calcext:value-type="float">
            <text:p>3</text:p>
          </table:table-cell>
          <table:table-cell office:value-type="float" office:value="967427" calcext:value-type="float">
            <text:p>96742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82585" calcext:value-type="float">
            <text:p>582585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2317737.33333333" calcext:value-type="float">
            <text:p>2317737.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1782213.66666667" calcext:value-type="float">
            <text:p>1782213.66666667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1428148.66666667" calcext:value-type="float">
            <text:p>1428148.6666666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893396.666666667" calcext:value-type="float">
            <text:p>893396.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537358.666666667" calcext:value-type="float">
            <text:p>537358.66666666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2334576.33333333" calcext:value-type="float">
            <text:p>2334576.33333333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1796351.33333333" calcext:value-type="float">
            <text:p>1796351.3333333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1437401.33333333" calcext:value-type="float">
            <text:p>1437401.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99125.666666667" calcext:value-type="float">
            <text:p>899125.66666666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540165" calcext:value-type="float">
            <text:p>540165</text:p>
          </table:table-cell>
        </table:table-row>
      </table:table>
      <table:table table:name="Sheet3" table:style-name="ta1">
        <table:shapes>
          <draw:frame draw:z-index="0" draw:style-name="gr1" draw:text-style-name="P1" svg:width="329.39pt" svg:height="230.4pt" svg:x="384.01pt" svg:y="0pt">
            <loext:p draw:notify-on-update-of-ranges="Sheet2.A1:Sheet2.A3 Sheet3.B2:Sheet3.B2 Sheet3.C2:Sheet3.C4 Sheet3.A2:Sheet3.A4 Sheet3.B5:Sheet3.B5 Sheet3.C5:Sheet3.C7 Sheet3.A5:Sheet3.A7 Sheet3.B8:Sheet3.B8 Sheet3.C8:Sheet3.C10 Sheet3.A8:Sheet3.A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number-columns-repeated="3" table:default-cell-style-name="Default"/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set</text:p>
          </table:table-cell>
          <table:table-cell office:value-type="string" calcext:value-type="string">
            <text:p>op_avg</text:p>
          </table:table-cell>
        </table:table-row>
        <table:table-row table:style-name="ro1">
          <table:table-cell table:number-columns-repeated="2" office:value-type="float" office:value="3" calcext:value-type="float">
            <text:p>3</text:p>
          </table:table-cell>
          <table:table-cell office:value-type="float" office:value="70677255.3333333" calcext:value-type="float">
            <text:p>70677255.333333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7177505.6666667" calcext:value-type="float">
            <text:p>47177505.666666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3688545.3333333" calcext:value-type="float">
            <text:p>23688545.333333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5289268.6666667" calcext:value-type="float">
            <text:p>65289268.6666667</text:p>
          </table:table-cell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float" office:value="43588697" calcext:value-type="float">
            <text:p>435886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1883470.6666667" calcext:value-type="float">
            <text:p>21883470.666666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65848609.6666667" calcext:value-type="float">
            <text:p>65848609.666666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3959942" calcext:value-type="float">
            <text:p>43959942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22070895.3333333" calcext:value-type="float">
            <text:p>22070895.3333333</text:p>
          </table:table-cell>
        </table:table-row>
      </table:table>
      <table:named-expressions/>
      <table:database-ranges>
        <table:database-range table:name="__Anonymous_Sheet_DB__0" table:target-range-address="info.A1:info.I73">
          <table:sort>
            <table:sort-by table:field-number="6" table:order="descending" table:data-type="automatic"/>
            <table:sort-by table:field-number="7" table:order="descending" table:data-type="automatic"/>
          </table:sort>
        </table:database-range>
        <table:database-range table:name="__Anonymous_Sheet_DB__1" table:target-range-address="Sheet2.A1:Sheet2.C16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Sheet3.A1:Sheet3.C10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4.2$Linux_X86_64 LibreOffice_project/10m0$Build-2</meta:generator>
    <dc:date>2016-12-03T00:37:41.253145349</dc:date>
    <meta:editing-duration>PT5M33S</meta:editing-duration>
    <meta:editing-cycles>2</meta:editing-cycles>
    <meta:document-statistic meta:table-count="3" meta:cell-count="80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3.831cm" svg:y="0.185cm" style:legend-expansion="wide" chart:style-name="ch2"/>
        <chart:plot-area chart:style-name="ch3" table:cell-range-address="Sheet2.A1:Sheet2.A6 Sheet2.B2:Sheet2.B2 Sheet2.C2:Sheet2.C16 Sheet2.B7:Sheet2.B7 Sheet2.B12:Sheet2.B12" chart:data-source-has-labels="both" svg:x="1.243cm" svg:y="0.945cm" svg:width="10.146cm" svg:height="6.041cm">
          <chartooo:coordinate-region svg:x="2.79cm" svg:y="1.144cm" svg:width="8.319cm" svg:height="5.195cm"/>
          <chart:axis chart:dimension="x" chart:name="primary-x" chart:style-name="ch4" chartooo:axis-type="auto">
            <chart:title svg:x="4.843cm" svg:y="7.148cm" chart:style-name="ch5">
              <text:p>Размер файла (Кб)</text:p>
            </chart:title>
            <chart:categories table:cell-range-address="Sheet2.A1:Sheet2.A3"/>
          </chart:axis>
          <chart:axis chart:dimension="y" chart:name="primary-y" chart:style-name="ch4">
            <chart:title svg:x="0.45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heet2.C2:Sheet2.C6" chart:label-cell-address="Sheet2.B2:Sheet2.B2" chart:class="chart:scatter">
            <chart:domain table:cell-range-address="Sheet2.A2:Sheet2.A6"/>
            <chart:data-point chart:repeated="5"/>
          </chart:series>
          <chart:series chart:style-name="ch9" chart:values-cell-range-address="Sheet2.C7:Sheet2.C11" chart:label-cell-address="Sheet2.B7:Sheet2.B7" chart:class="chart:scatter">
            <chart:domain table:cell-range-address="Sheet2.A7:Sheet2.A11"/>
            <chart:data-point chart:repeated="5"/>
          </chart:series>
          <chart:series chart:style-name="ch10" chart:values-cell-range-address="Sheet2.C12:Sheet2.C16" chart:label-cell-address="Sheet2.B12:Sheet2.B12" chart:class="chart:scatter">
            <chart:domain table:cell-range-address="Sheet2.A12:Sheet2.A16"/>
            <chart:data-point chart:repeated="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</text:p>
                <draw:g>
                  <svg:desc>Sheet2.B2:Sheet2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2.B7:Sheet2.B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2.B12:Sheet2.B1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2.A1:Sheet2.A3</svg:desc>
                </draw:g>
              </table:table-cell>
              <table:table-cell office:value-type="float" office:value="100">
                <text:p>100</text:p>
                <draw:g>
                  <svg:desc>Sheet2.A2:Sheet2.A6</svg:desc>
                </draw:g>
              </table:table-cell>
              <table:table-cell office:value-type="float" office:value="2509032">
                <text:p>2509032</text:p>
                <draw:g>
                  <svg:desc>Sheet2.C2:Sheet2.C6</svg:desc>
                </draw:g>
              </table:table-cell>
              <table:table-cell office:value-type="float" office:value="100">
                <text:p>100</text:p>
                <draw:g>
                  <svg:desc>Sheet2.A7:Sheet2.A11</svg:desc>
                </draw:g>
              </table:table-cell>
              <table:table-cell office:value-type="float" office:value="2317737.33333333">
                <text:p>2317737.33333333</text:p>
                <draw:g>
                  <svg:desc>Sheet2.C7:Sheet2.C11</svg:desc>
                </draw:g>
              </table:table-cell>
              <table:table-cell office:value-type="float" office:value="100">
                <text:p>100</text:p>
                <draw:g>
                  <svg:desc>Sheet2.A12:Sheet2.A16</svg:desc>
                </draw:g>
              </table:table-cell>
              <table:table-cell office:value-type="float" office:value="2334576.33333333">
                <text:p>2334576.33333333</text:p>
                <draw:g>
                  <svg:desc>Sheet2.C12:Sheet2.C16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80">
                <text:p>80</text:p>
              </table:table-cell>
              <table:table-cell office:value-type="float" office:value="1930861.66666667">
                <text:p>1930861.66666667</text:p>
              </table:table-cell>
              <table:table-cell office:value-type="float" office:value="80">
                <text:p>80</text:p>
              </table:table-cell>
              <table:table-cell office:value-type="float" office:value="1782213.66666667">
                <text:p>1782213.66666667</text:p>
              </table:table-cell>
              <table:table-cell office:value-type="float" office:value="80">
                <text:p>80</text:p>
              </table:table-cell>
              <table:table-cell office:value-type="float" office:value="1796351.33333333">
                <text:p>1796351.33333333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60">
                <text:p>60</text:p>
              </table:table-cell>
              <table:table-cell office:value-type="float" office:value="1544762.66666667">
                <text:p>1544762.66666667</text:p>
              </table:table-cell>
              <table:table-cell office:value-type="float" office:value="60">
                <text:p>60</text:p>
              </table:table-cell>
              <table:table-cell office:value-type="float" office:value="1428148.66666667">
                <text:p>1428148.66666667</text:p>
              </table:table-cell>
              <table:table-cell office:value-type="float" office:value="60">
                <text:p>60</text:p>
              </table:table-cell>
              <table:table-cell office:value-type="float" office:value="1437401.33333333">
                <text:p>1437401.33333333</text:p>
              </table:table-cell>
            </table:table-row>
            <table:table-row>
              <table:table-cell office:value-type="string"/>
              <table:table-cell office:value-type="float" office:value="40">
                <text:p>40</text:p>
              </table:table-cell>
              <table:table-cell office:value-type="float" office:value="967427">
                <text:p>967427</text:p>
              </table:table-cell>
              <table:table-cell office:value-type="float" office:value="40">
                <text:p>40</text:p>
              </table:table-cell>
              <table:table-cell office:value-type="float" office:value="893396.666666667">
                <text:p>893396.666666667</text:p>
              </table:table-cell>
              <table:table-cell office:value-type="float" office:value="40">
                <text:p>40</text:p>
              </table:table-cell>
              <table:table-cell office:value-type="float" office:value="899125.666666667">
                <text:p>899125.666666667</text:p>
              </table:table-cell>
            </table:table-row>
            <table:table-row>
              <table:table-cell office:value-type="string"/>
              <table:table-cell office:value-type="float" office:value="20">
                <text:p>20</text:p>
              </table:table-cell>
              <table:table-cell office:value-type="float" office:value="582585">
                <text:p>582585</text:p>
              </table:table-cell>
              <table:table-cell office:value-type="float" office:value="20">
                <text:p>20</text:p>
              </table:table-cell>
              <table:table-cell office:value-type="float" office:value="537358.666666667">
                <text:p>537358.666666667</text:p>
              </table:table-cell>
              <table:table-cell office:value-type="float" office:value="20">
                <text:p>20</text:p>
              </table:table-cell>
              <table:table-cell office:value-type="float" office:value="540165">
                <text:p>54016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1.621cm" svg:height="8.129cm" xlink:href=".." xlink:type="simple" chart:class="chart:scatter" chart:style-name="ch1">
        <chart:legend chart:legend-position="top" svg:x="3.831cm" svg:y="0.185cm" style:legend-expansion="wide" chart:style-name="ch2"/>
        <chart:plot-area chart:style-name="ch3" table:cell-range-address="Sheet2.A1:Sheet2.A3 Sheet3.A2:Sheet3.A4 Sheet3.B2:Sheet3.B2 Sheet3.C2:Sheet3.C10 Sheet3.B5:Sheet3.B5 Sheet3.B8:Sheet3.B8" chart:data-source-has-labels="both" svg:x="1.243cm" svg:y="0.945cm" svg:width="10.146cm" svg:height="6.041cm">
          <chartooo:coordinate-region svg:x="2.976cm" svg:y="1.144cm" svg:width="8.173cm" svg:height="5.195cm"/>
          <chart:axis chart:dimension="x" chart:name="primary-x" chart:style-name="ch4" chartooo:axis-type="auto">
            <chart:title svg:x="4.804cm" svg:y="7.148cm" chart:style-name="ch5">
              <text:p>Размер файла (Мб)</text:p>
            </chart:title>
            <chart:categories table:cell-range-address="Sheet2.A1:Sheet2.A3"/>
          </chart:axis>
          <chart:axis chart:dimension="y" chart:name="primary-y" chart:style-name="ch4">
            <chart:title svg:x="0.451cm" svg:y="6.007cm" chart:style-name="ch6">
              <text:p>Количество операций (шт)</text:p>
            </chart:title>
            <chart:grid chart:style-name="ch7" chart:class="major"/>
          </chart:axis>
          <chart:series chart:style-name="ch8" chart:values-cell-range-address="Sheet3.C2:Sheet3.C4" chart:label-cell-address="Sheet3.B2:Sheet3.B2" chart:class="chart:scatter">
            <chart:domain table:cell-range-address="Sheet3.A2:Sheet3.A4"/>
            <chart:data-point chart:repeated="3"/>
          </chart:series>
          <chart:series chart:style-name="ch9" chart:values-cell-range-address="Sheet3.C5:Sheet3.C7" chart:label-cell-address="Sheet3.B5:Sheet3.B5" chart:class="chart:scatter">
            <chart:domain table:cell-range-address="Sheet3.A5:Sheet3.A7"/>
            <chart:data-point chart:repeated="3"/>
          </chart:series>
          <chart:series chart:style-name="ch10" chart:values-cell-range-address="Sheet3.C8:Sheet3.C10" chart:label-cell-address="Sheet3.B8:Sheet3.B8" chart:class="chart:scatter">
            <chart:domain table:cell-range-address="Sheet3.A8:Sheet3.A10"/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3</text:p>
                <draw:g>
                  <svg:desc>Sheet3.B2:Sheet3.B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</text:p>
                <draw:g>
                  <svg:desc>Sheet3.B5:Sheet3.B5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</text:p>
                <draw:g>
                  <svg:desc>Sheet3.B8:Sheet3.B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ize</text:p>
                <draw:g>
                  <svg:desc>Sheet2.A1:Sheet2.A3</svg:desc>
                </draw:g>
              </table:table-cell>
              <table:table-cell office:value-type="float" office:value="3">
                <text:p>3</text:p>
                <draw:g>
                  <svg:desc>Sheet3.A2:Sheet3.A4</svg:desc>
                </draw:g>
              </table:table-cell>
              <table:table-cell office:value-type="float" office:value="70677255.3333333">
                <text:p>70677255.3333333</text:p>
                <draw:g>
                  <svg:desc>Sheet3.C2:Sheet3.C4</svg:desc>
                </draw:g>
              </table:table-cell>
              <table:table-cell office:value-type="float" office:value="3">
                <text:p>3</text:p>
                <draw:g>
                  <svg:desc>Sheet3.A5:Sheet3.A7</svg:desc>
                </draw:g>
              </table:table-cell>
              <table:table-cell office:value-type="float" office:value="65289268.6666667">
                <text:p>65289268.6666667</text:p>
                <draw:g>
                  <svg:desc>Sheet3.C5:Sheet3.C7</svg:desc>
                </draw:g>
              </table:table-cell>
              <table:table-cell office:value-type="float" office:value="3">
                <text:p>3</text:p>
                <draw:g>
                  <svg:desc>Sheet3.A8:Sheet3.A10</svg:desc>
                </draw:g>
              </table:table-cell>
              <table:table-cell office:value-type="float" office:value="65848609.6666667">
                <text:p>65848609.6666667</text:p>
                <draw:g>
                  <svg:desc>Sheet3.C8:Sheet3.C10</svg:desc>
                </draw:g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2">
                <text:p>2</text:p>
              </table:table-cell>
              <table:table-cell office:value-type="float" office:value="47177505.6666667">
                <text:p>47177505.6666667</text:p>
              </table:table-cell>
              <table:table-cell office:value-type="float" office:value="2">
                <text:p>2</text:p>
              </table:table-cell>
              <table:table-cell office:value-type="float" office:value="43588697">
                <text:p>43588697</text:p>
              </table:table-cell>
              <table:table-cell office:value-type="float" office:value="2">
                <text:p>2</text:p>
              </table:table-cell>
              <table:table-cell office:value-type="float" office:value="43959942">
                <text:p>43959942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1">
                <text:p>1</text:p>
              </table:table-cell>
              <table:table-cell office:value-type="float" office:value="23688545.3333333">
                <text:p>23688545.3333333</text:p>
              </table:table-cell>
              <table:table-cell office:value-type="float" office:value="1">
                <text:p>1</text:p>
              </table:table-cell>
              <table:table-cell office:value-type="float" office:value="21883470.6666667">
                <text:p>21883470.6666667</text:p>
              </table:table-cell>
              <table:table-cell office:value-type="float" office:value="1">
                <text:p>1</text:p>
              </table:table-cell>
              <table:table-cell office:value-type="float" office:value="22070895.3333333">
                <text:p>22070895.333333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4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